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er">
      <style:text-properties style:font-name="Helvetica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y Mission:</text:p>
      <text:p text:style-name="Standard"/>
      <text:p text:style-name="Standard"><text:tab/>I am a code poet, more formally known as a software developer. I help people discover what software can do for them, and then I write the code to make it happen.</text:p>
      <text:p text:style-name="Standard"/>
      <text:p text:style-name="P6">My Education:</text:p>
      <text:p text:style-name="Standard"/>
      <text:p text:style-name="Standard"><text:tab/>Ferris State University Grand Rapids</text:p>
      <text:p text:style-name="Standard"><text:tab/>Digital Animation and Game Design, B.A.S.</text:p>
      <text:p text:style-name="Standard"/>
      <text:p text:style-name="P6">My Ideal Work Environment:</text:p>
      <text:list xml:id="list295444942" text:style-name="L4">
        <text:list-item>
          <text:p text:style-name="P3">Presented with technically interesting problems</text:p>
        </text:list-item>
        <text:list-item>
          <text:p text:style-name="P3">Continually pushed to learn new languages, techniques, and practices</text:p>
        </text:list-item>
        <text:list-item>
          <text:p text:style-name="P3">Surrounded by people who care about what they're doing</text:p>
        </text:list-item>
      </text:list>
      <text:p text:style-name="Standard"/>
      <text:p text:style-name="P6">My Principles:</text:p>
      <text:list xml:id="list1308340610" text:style-name="L6">
        <text:list-item>
          <text:p text:style-name="P5">Find out what the customer <text:span text:style-name="T2">actually </text:span>wants</text:p>
        </text:list-item>
        <text:list-item>
          <text:p text:style-name="P5">Transparency and communication</text:p>
        </text:list-item>
        <text:list-item>
          <text:p text:style-name="P5">Test religiously</text:p>
        </text:list-item>
      </text:list>
      <text:p text:style-name="Standard"/>
      <text:p text:style-name="P6">My Favorite Languages:</text:p>
      <text:list xml:id="list1516198343" text:style-name="L1">
        <text:list-item>
          <text:p text:style-name="P1">C#</text:p>
        </text:list-item>
        <text:list-item>
          <text:p text:style-name="P1">Ruby</text:p>
        </text:list-item>
        <text:list-item>
          <text:p text:style-name="P1">ActionScript 3</text:p>
        </text:list-item>
        <text:list-item>
          <text:p text:style-name="P1">C/C++</text:p>
        </text:list-item>
        <text:list-item>
          <text:p text:style-name="P1">Objective-C</text:p>
        </text:list-item>
      </text:list>
      <text:p text:style-name="Standard"/>
      <text:p text:style-name="P6">My Favorite Tools:</text:p>
      <text:list xml:id="list1844897629" text:style-name="L2">
        <text:list-item>
          <text:p text:style-name="P2">MacVim</text:p>
        </text:list-item>
        <text:list-item>
          <text:p text:style-name="P2">Balsamiq Mockups</text:p>
        </text:list-item>
        <text:list-item>
          <text:p text:style-name="P2">Fireworks</text:p>
        </text:list-item>
        <text:list-item>
          <text:p text:style-name="P2">Photoshop</text:p>
        </text:list-item>
        <text:list-item>
          <text:p text:style-name="P2">Git</text:p>
        </text:list-item>
      </text:list>
      <text:p text:style-name="Standard"/>
      <text:p text:style-name="P6">My Work History:</text:p>
      <text:list xml:id="list977204806" text:style-name="L5">
        <text:list-item>
          <text:p text:style-name="P4">2008 - 2009: Kelley Ground-Air Expedite<text:line-break/>At Kelley, I maintained C# mission-critical business applications and helped bootstrap basic development principles.</text:p>
        </text:list-item>
        <text:list-item>
          <text:p text:style-name="P4">2009 - Present: Atomic Object<text:line-break/>At Atomic Object, I work with a variety of interesting customers on projects ranging from web applications to embedded device testing to mobile applic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Helvetica" fo:font-size="18pt" fo:font-weight="bold" style:font-size-asian="18pt" style:font-weight-asian="bold" style:font-size-complex="18pt" style:font-weight-complex="bold"/>
    </style:style>
    <style:style style:name="MP2" style:family="paragraph">
      <style:paragraph-properties fo:text-align="center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Harrington<text:tab/><text:tab/><text:span text:style-name="MT1">1220 Sherman Ave. SE</text:span></text:p>
        <text:p text:style-name="MP1"><text:span text:style-name="MT1">kibiz0r@gmail.com<text:tab/><text:tab/>Grand Rapids, MI 49506</text:span></text:p>
        <text:p text:style-name="MP1"><draw:line text:anchor-type="paragraph" draw:z-index="0" draw:style-name="Mgr1" draw:text-style-name="MP2" svg:x1="-0.0035in" svg:y1="0.2709in" svg:x2="6.939in" svg:y2="0.2709in"><text:p/></draw:line><text:span text:style-name="MT1">kibiz0r.com<text:tab/><text:tab/>616.970.04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arrington</meta:initial-creator>
    <meta:creation-date>2010-09-06T15:31:21</meta:creation-date>
    <dc:date>2010-09-06T16:12:10</dc:date>
    <dc:creator>Michael Harrington</dc:creator>
    <meta:editing-duration>PT00H25M39S</meta:editing-duration>
    <meta:editing-cycles>8</meta:editing-cycles>
    <meta:generator>OpenOffice.org/3.1$Unix OpenOffice.org_project/310m19$Build-9420</meta:generator>
    <meta:document-statistic meta:table-count="0" meta:image-count="0" meta:object-count="0" meta:page-count="1" meta:paragraph-count="31" meta:word-count="189" meta:character-count="1163"/>
  </office:meta>
</office:document-meta>
</file>